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 fo:font-size="10.5pt" style:font-size-asian="10.5pt" style:font-size-complex="10.5pt"/>
    </style:style>
    <style:style style:name="P5"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7"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8" style:family="paragraph" style:parent-style-name="UrbanBody">
      <style:text-properties style:font-name="Arial" fo:font-size="10.5pt" style:font-size-asian="9.14999961853027pt" style:font-size-complex="10.5pt"/>
    </style:style>
    <style:style style:name="P9" style:family="paragraph" style:parent-style-name="UrbanBody">
      <style:text-properties style:font-name="Arial" fo:font-size="10.5pt" fo:font-weight="normal" style:font-size-asian="10.5pt" style:font-weight-asian="normal" style:font-size-complex="10.5pt" style:font-weight-complex="normal"/>
    </style:style>
    <style:style style:name="P10" style:family="paragraph" style:parent-style-name="UrbanBody">
      <style:text-properties style:font-name="Arial" fo:font-size="9pt" officeooo:paragraph-rsid="0024c33e" style:font-size-asian="9pt" style:font-size-complex="9pt"/>
    </style:style>
    <style:style style:name="P11" style:family="paragraph" style:parent-style-name="UrbanBody">
      <style:paragraph-properties fo:text-align="justify" style:justify-single-word="false"/>
      <style:text-properties style:text-line-through-style="none" style:text-line-through-type="none" style:font-name="Arial" fo:font-size="10.5pt" style:font-size-asian="10.5pt" style:font-size-complex="10.5pt"/>
    </style:style>
    <style:style style:name="P12" style:family="paragraph" style:parent-style-name="UrbanTitle">
      <style:text-properties style:font-name="Arial" fo:font-size="14pt" style:font-size-asian="14pt" style:font-size-complex="14pt"/>
    </style:style>
    <style:style style:name="P13" style:family="paragraph" style:parent-style-name="UrbanTitle">
      <style:paragraph-properties fo:text-align="start" style:justify-single-word="false"/>
      <style:text-properties style:font-name="Arial" fo:font-size="10.5pt" style:text-underline-style="none" fo:font-weight="normal" style:font-size-asian="9.14999961853027pt" style:font-weight-asian="normal" style:font-size-complex="10.5pt" style:font-weight-complex="normal"/>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officeooo:rsid="001b2579"/>
    </style:style>
    <style:style style:name="T8" style:family="text">
      <style:text-properties officeooo:rsid="001c8461"/>
    </style:style>
    <style:style style:name="T9" style:family="text">
      <style:text-properties officeooo:rsid="00215c28"/>
    </style:style>
    <style:style style:name="T10" style:family="text">
      <style:text-properties officeooo:rsid="0022de2e"/>
    </style:style>
    <style:style style:name="T11" style:family="text">
      <style:text-properties officeooo:rsid="00362119"/>
    </style:style>
    <style:style style:name="T12" style:family="text">
      <style:text-properties officeooo:rsid="00254598"/>
    </style:style>
    <style:style style:name="T13"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14" style:family="text">
      <style:text-properties fo:font-size="10pt" fo:font-style="normal" style:text-underline-style="none" fo:font-weight="normal" style:font-size-asian="10pt" style:font-style-asian="normal" style:font-weight-asian="normal" style:font-size-complex="10pt" style:font-weight-complex="normal"/>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text:span text:style-name="T15">do text</text:span></text:p><text:p text:style-name="P14"><text:span text:style-name="T15">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3"/>
      <text:p text:style-name="P12">Récépissé de dépôt d'une demande de permis <text:span text:style-name="T9">unique</text:span></text:p>
      <text:p text:style-name="P13"/>
      <text:p text:style-name="P9"/>
      <text:p text:style-name="P10">Agent traitant: <text:span text:style-name="T11"><text:text-input text:description="">self.getFoldermanagers()[0].getName2()</text:text-input></text:span><text:span text:style-name="T11"><text:s/></text:span><text:span text:style-name="T11"><text:text-input text:description="">self.getFoldermanagers()[0].getName1()</text:text-input></text:span></text:p>
      <text:p text:style-name="P2"><office:annotation><dc:creator>Gauthier Bastien</dc:creator><dc:date>2011-01-13T14:56:41</dc:date><text:p text:style-name="P14"><text:span text:style-name="T15">do text</text:span></text:p><text:p text:style-name="P14"><text:span text:style-name="T15">from document(at=reference, format='odt')</text:span></text:p></office:annotation><text:span text:style-name="T1">Import depuis reference.odt</text:span></text:p>
      <text:p text:style-name="P4"/>
      <text:p text:style-name="P4">Je soussigné,</text:p>
      <text:p text:style-name="P4"/>
      <text:p text:style-name="P5">mandaté par <text:span text:style-name="T7">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16">do text if self.hasSingleApplicant()</text:span></text:p><text:p text:style-name="P14"><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self.getPortionOutsText()</text:text-input><text:s/><text:span text:style-name="T4">a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self.getPortionOutsText()</text:text-input></text:span><text:span text:style-name="T4"><text:s/></text:span><text:span text:style-name="T6">ont</text:span><text:span text:style-name="T4">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1"/>
      <text:p text:style-name="P6">Dans les <text:span text:style-name="T10">3</text:span> jours <text:span text:style-name="T10">ouvrables</text:span> de la présente, votre dossier <text:span text:style-name="T9">sera transmis à la DGO3 ainsi qu'à la DGO4 qui vous communiqueront </text:span>la complétude du dossier ou le <text:span text:style-name="T8">relevé</text:span> des pièces manquantes.</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2"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07-27T10:37:25</meta:creation-date>
    <dc:date>2018-12-05T16:09:08.583130701</dc:date>
    <dc:language>fr-FR</dc:language>
    <meta:editing-cycles>112</meta:editing-cycles>
    <meta:editing-duration>PT12H30M17S</meta:editing-duration>
    <dc:creator>bleybaert</dc:creator>
    <meta:document-statistic meta:table-count="0" meta:image-count="0" meta:object-count="0" meta:page-count="1" meta:paragraph-count="13" meta:word-count="202" meta:character-count="1440" meta:non-whitespace-character-count="1283"/>
    <meta:user-defined meta:name="Info 1"/>
    <meta:user-defined meta:name="Info 2"/>
    <meta:user-defined meta:name="Info 3"/>
    <meta:user-defined meta:name="Info 4"/>
  </office:meta>
</office:document-meta>
</file>